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0.001cm" fo:margin-right="0cm" fo:text-indent="0cm" style:auto-text-indent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50%" fo:break-before="page"/>
      <style:text-properties fo:font-size="11pt" style:font-size-asian="11pt" style:font-size-complex="11pt"/>
    </style:style>
    <style:style style:name="P10" style:family="paragraph" style:parent-style-name="Standard" style:list-style-name="RTF_5f_Num_20_11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 style:list-style-name="RTF_5f_Num_20_10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tandard" style:list-style-name="RTF_5f_Num_20_9">
      <style:paragraph-properties fo:margin-left="0cm" fo:margin-right="0cm" fo:text-indent="0cm" style:auto-text-indent="false">
        <style:tab-stops/>
      </style:paragraph-properties>
    </style:style>
    <style:style style:name="P13" style:family="paragraph" style:parent-style-name="Standard" style:list-style-name="RTF_5f_Num_20_8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Standard" style:list-style-name="RTF_5f_Num_20_4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 style:list-style-name="RTF_5f_Num_20_4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Standard" style:list-style-name="RTF_5f_Num_20_4">
      <style:paragraph-properties fo:margin-left="0cm" fo:margin-right="0cm" fo:text-indent="0cm" style:auto-text-indent="false">
        <style:tab-stops/>
      </style:paragraph-properties>
    </style:style>
    <style:style style:name="P17" style:family="paragraph" style:parent-style-name="Standard" style:list-style-name="RTF_5f_Num_20_8">
      <style:paragraph-properties fo:margin-left="0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Standard" style:list-style-name="RTF_5f_Num_20_7">
      <style:paragraph-properties fo:margin-left="0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 style:list-style-name="RTF_5f_Num_20_5">
      <style:paragraph-properties fo:margin-left="0.116cm" fo:margin-right="0cm" fo:text-indent="0cm" style:auto-text-indent="false">
        <style:tab-stops>
          <style:tab-stop style:position="0.385cm"/>
        </style:tab-stops>
      </style:paragraph-properties>
      <style:text-properties fo:font-style="italic" style:font-style-asian="italic" style:font-style-complex="italic"/>
    </style:style>
    <style:style style:name="P20" style:family="paragraph" style:parent-style-name="Standard" style:list-style-name="RTF_5f_Num_20_5">
      <style:paragraph-properties fo:margin-left="0.116cm" fo:margin-right="0cm" fo:text-indent="0cm" style:auto-text-indent="false">
        <style:tab-stops>
          <style:tab-stop style:position="0.385cm"/>
        </style:tab-stops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RTF_5f_Num_20_5">
      <style:paragraph-properties fo:margin-left="0.116cm" fo:margin-right="0cm" fo:text-indent="0cm" style:auto-text-indent="false">
        <style:tab-stops>
          <style:tab-stop style:position="0.385cm"/>
        </style:tab-stops>
      </style:paragraph-properties>
      <style:text-properties fo:font-style="italic" style:font-style-asian="italic" style:font-style-complex="italic"/>
    </style:style>
    <style:style style:name="P22" style:family="paragraph" style:parent-style-name="Standard" style:list-style-name="RTF_5f_Num_20_5">
      <style:paragraph-properties fo:margin-left="0.116cm" fo:margin-right="0cm" fo:text-indent="0cm" style:auto-text-indent="false">
        <style:tab-stops>
          <style:tab-stop style:position="0.385cm"/>
        </style:tab-stops>
      </style:paragraph-properties>
      <style:text-properties fo:font-style="italic" style:font-style-asian="italic" style:font-style-complex="italic"/>
    </style:style>
    <style:style style:name="P23" style:family="paragraph" style:parent-style-name="Standard" style:list-style-name="RTF_5f_Num_20_5">
      <style:paragraph-properties fo:margin-left="0.116cm" fo:margin-right="0cm" fo:text-indent="0cm" style:auto-text-indent="false">
        <style:tab-stops>
          <style:tab-stop style:position="0.385cm"/>
        </style:tab-stops>
      </style:paragraph-properties>
      <style:text-properties fo:font-style="italic" style:font-style-asian="italic" style:font-style-complex="italic"/>
    </style:style>
    <style:style style:name="P24" style:family="paragraph" style:parent-style-name="Standard" style:list-style-name="RTF_5f_Num_20_5">
      <style:paragraph-properties fo:margin-left="0.116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5" style:family="paragraph" style:parent-style-name="Text_20_body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heading_20_1"/>
    <style:style style:name="P27" style:family="paragraph" style:parent-style-name="heading_20_1"/>
    <style:style style:name="P28" style:family="paragraph" style:parent-style-name="heading_20_1"/>
    <style:style style:name="P29" style:family="paragraph" style:parent-style-name="heading_20_1"/>
    <style:style style:name="P30" style:family="paragraph" style:parent-style-name="heading_20_1">
      <style:paragraph-properties fo:margin-left="10.001cm" fo:margin-right="0cm" fo:text-align="start" style:justify-single-word="false" fo:text-indent="0cm" style:auto-text-indent="false"/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heading_20_1" style:master-page-name="Standard">
      <style:paragraph-properties fo:margin-left="10.001cm" fo:margin-right="0cm" fo:text-align="start" style:justify-single-word="false" fo:text-indent="0cm" style:auto-text-indent="false"/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heading_20_4">
      <style:paragraph-properties fo:line-height="150%"/>
    </style:style>
    <style:style style:name="P33" style:family="paragraph" style:parent-style-name="heading_20_4">
      <style:paragraph-properties fo:line-height="150%"/>
    </style:style>
    <style:style style:name="P34" style:family="paragraph" style:parent-style-name="heading_20_4">
      <style:paragraph-properties fo:line-height="150%"/>
    </style:style>
    <style:style style:name="P35" style:family="paragraph" style:parent-style-name="heading_20_4"/>
    <style:style style:name="P36" style:family="paragraph" style:parent-style-name="heading_20_4"/>
    <style:style style:name="P37" style:family="paragraph" style:parent-style-name="heading_20_4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heading_20_4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39" style:family="paragraph" style:parent-style-name="heading_20_5">
      <style:paragraph-properties fo:margin-left="10.001cm" fo:margin-right="0cm" fo:text-indent="0cm" style:auto-text-indent="false"/>
    </style:style>
    <style:style style:name="P40" style:family="paragraph" style:parent-style-name="Body_20_Text_20_2">
      <style:text-properties fo:font-size="10pt" style:font-size-asian="10pt" style:font-size-complex="10pt"/>
    </style:style>
    <style:style style:name="P41" style:family="paragraph" style:parent-style-name="Body_20_Text_20_2">
      <style:text-properties fo:font-size="10pt" style:font-size-asian="10pt" style:font-size-complex="10pt"/>
    </style:style>
    <style:style style:name="P42" style:family="paragraph" style:parent-style-name="Značka">
      <style:paragraph-properties fo:margin-left="0cm" fo:margin-right="0cm" fo:margin-top="0.106cm" fo:margin-bottom="0.106cm" fo:text-align="center" style:justify-single-word="false" fo:text-indent="0cm" style:auto-text-indent="false" fo:padding-left="0.141cm" fo:padding-right="0.141cm" fo:padding-top="0.035cm" fo:padding-bottom="0.035cm" fo:border="0.002cm solid #000000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Značka">
      <style:paragraph-properties fo:margin-left="0cm" fo:margin-right="0cm" fo:margin-top="0.106cm" fo:margin-bottom="0.106cm" fo:text-align="center" style:justify-single-word="false" fo:text-indent="0cm" style:auto-text-indent="false" fo:padding-left="0.141cm" fo:padding-right="0.141cm" fo:padding-top="0.035cm" fo:padding-bottom="0.035cm" fo:border="0.002cm solid #000000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 text:is-list-header="true">AOPK ČR</text:h>
      <text:h text:style-name="P30" text:outline-level="1" text:is-list-header="true">Správa CHKO Broumovsko</text:h>
      <text:h text:style-name="P39" text:outline-level="5" text:is-list-header="true">Ledhujská 59</text:h>
      <text:p text:style-name="P8">549 54 <text:s/>Police nad Metují</text:p>
      <text:p text:style-name="P1"/>
      <text:h text:style-name="P26" text:outline-level="1" text:is-list-header="true">ŽÁDOST</text:h>
      <text:p text:style-name="P25">o vydání souhlasu k umístění nebo povolení stavby na území CHKO Broumovsko podle <text:s/>zákona <text:line-break/>č. 114/1992 Sb.</text:p>
      <text:p text:style-name="Standard"/>
      <text:h text:style-name="P26" text:outline-level="1" text:is-list-header="true">A. Žadatel</text:h>
      <text:p text:style-name="P40">(Poučení: Pokud zamýšlíte využít rozhodnutí o souhlasu k umístění nebo povolení stavby na území CHKO Broumovsko jako podklad v řízení před stavebním úřadem /zejména v územním nebo stavebním řízení/, musí být žadatel o vydání souhlasu podle zákona č. 114/1992 Sb. totožný se stavebníkem v řízení podle stavebního zákona.</text:p>
      <text:p text:style-name="P40">Žadatel se může nechat v řízení zastoupit na základě písemné plné moci, kterou je třeba k žádosti přiložit. V takovém případě uvádějte v této žádosti vždy identifikační údaje žadatele, nikoliv jeho zástupce; identifikační údaje zástupce musí být uvedeny v plné moci.)</text:p>
      <text:list text:style-name="RTF_5f_Num_20_11">
        <text:list-item>
          <text:p text:style-name="P10"><text:span text:style-name="T1">Jméno a příjmení </text:span><text:span text:style-name="T2">(název)</text:span><text:span text:style-name="T1"> žadatele:<text:tab/><text:tab/>………………………………………….…………………………...</text:span></text:p>
        </text:list-item>
      </text:list>
      <text:list text:style-name="RTF_5f_Num_20_7">
        <text:list-item>
          <text:p text:style-name="P18">Datum narození:<text:tab/><text:tab/><text:tab/><text:tab/>………………………………………………………………………</text:p>
        </text:list-item>
      </text:list>
      <text:list text:style-name="RTF_5f_Num_20_10">
        <text:list-item>
          <text:p text:style-name="P11"><text:span text:style-name="T1">Místo trvalého pobytu </text:span><text:span text:style-name="T2">(sídla)</text:span><text:span text:style-name="T1">:<text:tab/><text:tab/>………………………………………….…………………………...</text:span></text:p>
        </text:list-item>
      </text:list>
      <text:list text:style-name="RTF_5f_Num_20_9">
        <text:list-item>
          <text:p text:style-name="P12"><text:span text:style-name="T1">Právní forma </text:span><text:span text:style-name="T2">(pouze u právnických osob)</text:span><text:span text:style-name="T1">: <text:tab/>……………………………….………………………….…………..</text:span></text:p>
        </text:list-item>
      </text:list>
      <text:list text:style-name="RTF_5f_Num_20_8">
        <text:list-item>
          <text:p text:style-name="P13"><text:span text:style-name="T1">IČO </text:span><text:span text:style-name="T2">(pouze u právnických osob)</text:span><text:span text:style-name="T1">:<text:tab/><text:tab/>……………………..</text:span></text:p>
        </text:list-item>
        <text:list-item>
          <text:p text:style-name="P17">Datum narození (pouze u fyzických osob):<text:tab/>……………………..</text:p>
        </text:list-item>
      </text:list>
      <text:list text:style-name="RTF_5f_Num_20_6">
        <text:list-item>
          <text:list>
            <text:list-item>
              <text:list>
                <text:list-item>
                  <text:list>
                    <text:list-item>
                      <text:h text:style-name="P37" text:outline-level="4">Jméno a příjmení statutárního zástupce<text:line-break/><text:span text:style-name="T2">(pouze u právnických osob):<text:tab/><text:tab/><text:tab/>………. </text:span>………………………………………….……………..</text:h>
                    </text:list-item>
                    <text:list-item>
                      <text:h text:style-name="P37" text:outline-level="4">Adresa pro doručování:<text:tab/><text:tab/><text:tab/>………………………………………………………………...</text:h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4"/>
      <text:h text:style-name="P26" text:outline-level="1" text:is-list-header="true">B. Základní údaje a stručná charakteristika stavby</text:h>
      <text:h text:style-name="P32" text:outline-level="4" text:is-list-header="true">Předmět žádosti - název stavby: ……………………………………………………………………………………………………….……….………………………………………………………………………………………….…...………………..</text:h>
      <text:h text:style-name="P32" text:outline-level="4" text:is-list-header="true">Druh, účel a místo stavby (včetně katastrálního území): ……………………………………………………………………………………………………….……….………………………………………………………………………………………….…...………………..</text:h>
      <text:p text:style-name="P9">Druhy a parcelní čísla dotčených pozemků podle katastru nemovitostí s uvedením vlastnických a jiných věcných práv:</text:p>
      <text:h text:style-name="P32" text:outline-level="4" text:is-list-header="true">……………………………………………………………………………………………………….……….………………………………………………………………………………………………………………..</text:h>
      <text:p text:style-name="Standard"/>
      <text:p text:style-name="Standard">Žádáte o udělení souhlasu orgánu ochrany přírody k (zaškrtněte):</text:p>
      <text:list text:style-name="RTF_5f_Num_20_4">
        <text:list-item>
          <text:p text:style-name="P14">umístění stavby (územní řízení)</text:p>
        </text:list-item>
        <text:list-item>
          <text:p text:style-name="P14">povolení stavby (stavební řízení)</text:p>
        </text:list-item>
        <text:list-item>
          <text:p text:style-name="P14">povolení vodního díla (vodoprávní rozhodnutí).</text:p>
        </text:list-item>
      </text:list>
      <text:p text:style-name="Standard"/>
      <text:h text:style-name="P26" text:outline-level="1" text:is-list-header="true">C. Podpis žadatele</text:h>
      <text:h text:style-name="P35" text:outline-level="4" text:is-list-header="true">Podpis (<text:span text:style-name="T1">u právnických osob podpis</text:span></text:h>
      <text:h text:style-name="P35" text:outline-level="4" text:is-list-header="true"><text:span text:style-name="T1">statutárního zástupce a razítko)</text:span>: <text:tab/><text:tab/>……………………, v …………….. dne ……………</text:h>
      <text:p text:style-name="Standard"/>
      <text:p text:style-name="Standard"/>
      <text:p text:style-name="P1"/>
      <text:p text:style-name="P42">Poučení: Tento formulář obsahuje všechny náležitosti podání stanovené zákonem č. 500/2004 Sb., o správním řízení. </text:p>
      <text:p text:style-name="P42">Použití tohoto formuláře však <text:span text:style-name="T3">není</text:span> závazné – žádost může být podána i v jiné formě, pokud obsahuje všechny stanovené náležitosti. Pokud je žádost neúplná, vyzve orgán ochrany přírody žadatele k jejímu doplnění. Pokud žadatel této výzvě ve stanovené lhůtě nevyhoví, orgán ochrany přírody řízení ve věci zastaví.</text:p>
      <text:p text:style-name="P6"/>
      <text:p text:style-name="P6">Žádost doplňte přílohami:</text:p>
      <text:list text:style-name="RTF_5f_Num_20_5">
        <text:list-item>
          <text:p text:style-name="P19">zákres stavby do pozemkové mapy s vazbou na okolní pozemky,</text:p>
        </text:list-item>
        <text:list-item>
          <text:p text:style-name="P19">projektová dokumentace stavby obsahující i architektonické začlenění stavby do krajiny (skicy); projektová dokumentace je součástí spisu – zůstává v archivu Správy,</text:p>
        </text:list-item>
        <text:list-item>
          <text:p text:style-name="P19">fotografie dokumentující současný stav pozemku nebo stavby,</text:p>
        </text:list-item>
        <text:list-item>
          <text:p text:style-name="P19">stanovisko příslušné obce k navrhované stavbě,</text:p>
        </text:list-item>
        <text:list-item>
          <text:p text:style-name="P24">u staveb s provozním, výrobním nebo technickým zařízením i údaje o provozu včetně základních technických parametrů,</text:p>
        </text:list-item>
        <text:list-item>
          <text:p text:style-name="P19">písemná plná moc v případě, že budete v řízení zastoupen zmocněncem; v případě plné moci pro neurčitý počet řízení <text:s/>musí být podpis vždy úředně ověřen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cs" style:country-asian="CZ" style:font-size-complex="12pt" style:language-complex="cs" style:country-complex="CZ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Times New Roman" style:font-size-asian="12pt" style:language-asian="cs" style:country-asian="CZ" style:font-name-complex="Times New Roman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start" style:justify-single-word="false" fo:text-indent="0cm" style:auto-text-indent="false" style:vertical-align="auto"/>
      <style:text-properties fo:font-size="12pt" fo:language="cs" fo:country="CZ" style:font-size-asian="12pt" style:language-asian="cs" style:country-asian="CZ" style:font-size-complex="12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keep-with-next="always"/>
      <style:text-properties fo:font-size="11pt" fo:font-style="italic" style:font-size-asian="11pt" style:font-style-asian="italic" style:font-size-complex="11pt" style:font-style-complex="italic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Body_20_Text_20_2" style:display-name="Body Text 2" style:family="paragraph" style:parent-style-name="Standard">
      <style:paragraph-properties fo:margin-top="0.106cm" fo:margin-bottom="0.106cm" fo:text-align="justify" style:justify-single-word="false"/>
      <style:text-properties style:font-name="Arial" fo:font-style="italic" style:font-name-asian="Arial" style:font-style-asian="italic" style:font-name-complex="Arial" style:font-style-complex="italic"/>
    </style:style>
    <style:style style:name="Značka" style:family="paragraph" style:parent-style-name="Standard">
      <style:paragraph-properties fo:margin-left="0.635cm" fo:margin-right="0cm" fo:margin-top="0cm" fo:margin-bottom="0.106cm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style:font-name="Arial" style:font-name-asian="Arial" style:font-name-complex="Arial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4_20_1" style:display-name="RTF_Num 4 1" style:family="text">
      <style:text-properties style:font-name="Wingdings" fo:font-size="8pt" style:font-name-asian="Wingdings" style:font-size-asian="8pt" style:font-name-complex="Wingdings" style:font-size-complex="8pt"/>
    </style:style>
    <style:style style:name="RTF_5f_Num_20_5_20_1" style:display-name="RTF_Num 5 1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">
        <style:list-level-properties text:min-label-width="0.635cm"/>
        <style:text-properties style:font-name="Wingdings"/>
      </text:list-level-style-bullet>
      <text:list-level-style-bullet text:level="2" text:style-name="RTF_5f_Num_20_4_20_1" style:num-suffix="." text:bullet-char="">
        <style:list-level-properties text:space-before="0.635cm" text:min-label-width="0.635cm"/>
        <style:text-properties style:font-name="Wingdings"/>
      </text:list-level-style-bullet>
      <text:list-level-style-bullet text:level="3" text:style-name="RTF_5f_Num_20_4_20_1" style:num-suffix="." text:bullet-char="">
        <style:list-level-properties text:space-before="1.27cm" text:min-label-width="0.635cm"/>
        <style:text-properties style:font-name="Wingdings"/>
      </text:list-level-style-bullet>
      <text:list-level-style-bullet text:level="4" text:style-name="RTF_5f_Num_20_4_20_1" style:num-suffix="." text:bullet-char="">
        <style:list-level-properties text:space-before="1.905cm" text:min-label-width="0.635cm"/>
        <style:text-properties style:font-name="Wingdings"/>
      </text:list-level-style-bullet>
      <text:list-level-style-bullet text:level="5" text:style-name="RTF_5f_Num_20_4_20_1" style:num-suffix="." text:bullet-char="">
        <style:list-level-properties text:space-before="2.54cm" text:min-label-width="0.635cm"/>
        <style:text-properties style:font-name="Wingdings"/>
      </text:list-level-style-bullet>
      <text:list-level-style-bullet text:level="6" text:style-name="RTF_5f_Num_20_4_20_1" style:num-suffix="." text:bullet-char="">
        <style:list-level-properties text:space-before="3.175cm" text:min-label-width="0.635cm"/>
        <style:text-properties style:font-name="Wingdings"/>
      </text:list-level-style-bullet>
      <text:list-level-style-bullet text:level="7" text:style-name="RTF_5f_Num_20_4_20_1" style:num-suffix="." text:bullet-char="">
        <style:list-level-properties text:space-before="3.81cm" text:min-label-width="0.635cm"/>
        <style:text-properties style:font-name="Wingdings"/>
      </text:list-level-style-bullet>
      <text:list-level-style-bullet text:level="8" text:style-name="RTF_5f_Num_20_4_20_1" style:num-suffix="." text:bullet-char="">
        <style:list-level-properties text:space-before="4.445cm" text:min-label-width="0.635cm"/>
        <style:text-properties style:font-name="Wingdings"/>
      </text:list-level-style-bullet>
      <text:list-level-style-bullet text:level="9" text:style-name="RTF_5f_Num_20_4_20_1" style:num-suffix="." text:bullet-char="">
        <style:list-level-properties text:space-before="5.08cm" text:min-label-width="0.635cm"/>
        <style:text-properties style:font-name="Wingdings"/>
      </text:list-level-style-bullet>
      <text:list-level-style-bullet text:level="10" text:style-name="RTF_5f_Num_20_4_20_1" style:num-suffix="." text:bullet-char="">
        <style:list-level-properties text:space-before="5.715cm" text:min-label-width="0.635cm"/>
        <style:text-properties style:font-name="Wingdings"/>
      </text:list-level-style-bullet>
    </text:list-style>
    <text:list-style style:name="RTF_5f_Num_20_5" style:display-name="RTF_Num 5" text:consecutive-numbering="true">
      <text:list-level-style-number text:level="1" text:style-name="RTF_5f_Num_20_5_20_1" style:num-suffix="." style:num-format="1">
        <style:list-level-properties text:space-before="3.598cm" text:min-label-width="0.635cm"/>
      </text:list-level-style-number>
      <text:list-level-style-number text:level="2" text:style-name="RTF_5f_Num_20_5_20_1" style:num-suffix="." style:num-format="1">
        <style:list-level-properties text:space-before="7.832cm" text:min-label-width="0.635cm"/>
      </text:list-level-style-number>
      <text:list-level-style-number text:level="3" text:style-name="RTF_5f_Num_20_5_20_1" style:num-suffix="." style:num-format="1">
        <style:list-level-properties text:space-before="12.065cm" text:min-label-width="0.635cm"/>
      </text:list-level-style-number>
      <text:list-level-style-number text:level="4" text:style-name="RTF_5f_Num_20_5_20_1" style:num-suffix="." style:num-format="1">
        <style:list-level-properties text:space-before="16.298cm" text:min-label-width="0.635cm"/>
      </text:list-level-style-number>
      <text:list-level-style-number text:level="5" text:style-name="RTF_5f_Num_20_5_20_1" style:num-suffix="." style:num-format="1">
        <style:list-level-properties text:space-before="20.532cm" text:min-label-width="0.635cm"/>
      </text:list-level-style-number>
      <text:list-level-style-number text:level="6" text:style-name="RTF_5f_Num_20_5_20_1" style:num-suffix="." style:num-format="1">
        <style:list-level-properties text:space-before="24.765cm" text:min-label-width="0.635cm"/>
      </text:list-level-style-number>
      <text:list-level-style-number text:level="7" text:style-name="RTF_5f_Num_20_5_20_1" style:num-suffix="." style:num-format="1">
        <style:list-level-properties text:space-before="28.998cm" text:min-label-width="0.635cm"/>
      </text:list-level-style-number>
      <text:list-level-style-number text:level="8" text:style-name="RTF_5f_Num_20_5_20_1" style:num-suffix="." style:num-format="1">
        <style:list-level-properties text:space-before="33.232cm" text:min-label-width="0.635cm"/>
      </text:list-level-style-number>
      <text:list-level-style-number text:level="9" text:style-name="RTF_5f_Num_20_5_20_1" style:num-suffix="." style:num-format="1">
        <style:list-level-properties text:space-before="37.465cm" text:min-label-width="0.635cm"/>
      </text:list-level-style-number>
      <text:list-level-style-number text:level="10" text:style-name="RTF_5f_Num_20_5_20_1" style:num-suffix="." style:num-format="1">
        <style:list-level-properties text:space-before="41.698cm" text:min-label-width="0.635cm"/>
      </text:list-level-style-number>
    </text:list-style>
    <text:list-style style:name="RTF_5f_Num_20_6" style:display-name="RTF_Num 6" text:consecutive-numbering="true">
      <text:list-level-style-bullet text:level="1" text:style-name="RTF_5f_Num_20_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501cm" fo:margin-bottom="1.501cm" fo:margin-left="1.501cm" fo:margin-right="1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4T11:12:28</meta:creation-date>
    <dc:language>cs-CZ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" meta:word-count="459" meta:character-count="2709"/>
  </office:meta>
</office:document-meta>
</file>